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margin-top="0.0833in"/>
    </style:style>
    <style:style style:name="P2" style:parent-style-name="Quotations" style:family="paragraph">
      <style:paragraph-properties fo:text-align="end" fo:margin-top="0.0833in" fo:margin-bottom="0.0833in"/>
    </style:style>
    <style:style style:name="T3" style:parent-style-name="DefaultParagraphFont" style:family="text">
      <style:text-properties style:font-name="system-ui, apple-system, 'Segoe" fo:color="#000000" fo:font-size="9.5pt" style:font-size-asian="9.5pt"/>
    </style:style>
    <style:style style:name="T4" style:parent-style-name="DefaultParagraphFont" style:family="text">
      <style:text-properties style:font-name="system-ui, apple-system, 'Segoe" fo:color="#000000" fo:font-size="9.5pt" style:font-size-asian="9.5pt"/>
    </style:style>
    <style:style style:name="T5" style:parent-style-name="DefaultParagraphFont" style:family="text">
      <style:text-properties style:font-name="system-ui, apple-system, 'Segoe" fo:color="#000000" fo:font-size="9.5pt" style:font-size-asian="9.5pt"/>
    </style:style>
    <style:style style:name="T6" style:parent-style-name="DefaultParagraphFont" style:family="text">
      <style:text-properties style:font-name="system-ui, apple-system, 'Segoe" fo:color="#000000" fo:font-size="9.5pt" style:font-size-asian="9.5pt"/>
    </style:style>
    <style:style style:name="T7" style:parent-style-name="DefaultParagraphFont" style:family="text">
      <style:text-properties style:font-name="system-ui, apple-system, 'Segoe" fo:color="#000000" fo:font-size="9.5pt" style:font-size-asian="9.5pt"/>
    </style:style>
    <style:style style:name="T8" style:parent-style-name="DefaultParagraphFont" style:family="text">
      <style:text-properties style:font-name="system-ui, apple-system, 'Segoe" fo:color="#000000" fo:font-size="9.5pt" style:font-size-asian="9.5pt"/>
    </style:style>
    <style:style style:name="T9" style:parent-style-name="DefaultParagraphFont" style:family="text">
      <style:text-properties style:font-name="system-ui, apple-system, 'Segoe" fo:color="#000000" fo:font-size="9.5pt" style:font-size-asian="9.5pt"/>
    </style:style>
    <style:style style:name="P10" style:parent-style-name="Quotations" style:family="paragraph">
      <style:paragraph-properties fo:text-align="end" fo:margin-top="0.0833in" fo:margin-bottom="0.0833in"/>
    </style:style>
    <style:style style:name="T11" style:parent-style-name="DefaultParagraphFont" style:family="text">
      <style:text-properties style:font-name="system-ui, apple-system, 'Segoe" fo:color="#000000" fo:font-size="9.5pt" style:font-size-asian="9.5pt" fo:background-color="#FFFFFF"/>
    </style:style>
    <style:style style:name="P12" style:parent-style-name="Quotations" style:family="paragraph">
      <style:paragraph-properties fo:text-align="center" fo:margin-top="0.0833in" fo:margin-bottom="0.0833in"/>
    </style:style>
    <style:style style:name="P13" style:parent-style-name="Textbody" style:family="paragraph">
      <style:paragraph-properties fo:margin-top="0.0833in" fo:margin-bottom="0.0833in"/>
    </style:style>
    <style:style style:name="P14" style:parent-style-name="Textbody" style:family="paragraph">
      <style:paragraph-properties fo:margin-top="0.0833in" fo:margin-bottom="0.0833in"/>
    </style:style>
    <style:style style:name="P15" style:parent-style-name="Textbody" style:family="paragraph">
      <style:paragraph-properties fo:margin-top="0.0833in" fo:margin-bottom="0.0833in"/>
    </style:style>
    <style:style style:name="P16" style:parent-style-name="Textbody" style:family="paragraph">
      <style:paragraph-properties fo:margin-top="0.0833in" fo:margin-bottom="0.0833in"/>
    </style:style>
    <style:style style:name="P17" style:parent-style-name="Textbody" style:family="paragraph">
      <style:paragraph-properties fo:margin-top="0.0833in" fo:margin-bottom="0.0833in"/>
    </style:style>
    <style:style style:name="P18" style:parent-style-name="Textbody" style:family="paragraph">
      <style:paragraph-properties fo:margin-top="0.0833in" fo:margin-bottom="0.0833in" fo:text-indent="0.4923in"/>
    </style:style>
    <style:style style:name="P19" style:parent-style-name="Textbody" style:family="paragraph">
      <style:paragraph-properties fo:margin-top="0.0833in" fo:margin-bottom="0.0833in" fo:text-indent="0.4923in"/>
    </style:style>
    <style:style style:name="P20" style:parent-style-name="Textbody" style:family="paragraph">
      <style:paragraph-properties fo:margin-top="0.0833in" fo:margin-bottom="0.0833in" fo:text-indent="0.4923in"/>
    </style:style>
    <style:style style:name="P21" style:parent-style-name="Textbody" style:family="paragraph">
      <style:paragraph-properties fo:margin-top="0.0833in" fo:margin-bottom="0.0833in" fo:text-indent="0.4923in"/>
    </style:style>
    <style:style style:name="P22" style:parent-style-name="Textbody" style:family="paragraph">
      <style:paragraph-properties fo:margin-top="0.0833in" fo:margin-bottom="0.0833in" fo:text-indent="0.4923in"/>
    </style:style>
    <style:style style:name="P23" style:parent-style-name="Textbody" style:family="paragraph">
      <style:paragraph-properties fo:margin-top="0.0833in" fo:margin-bottom="0.0833in" fo:text-indent="0.4923in"/>
    </style:style>
    <style:style style:name="P24" style:parent-style-name="Quotations" style:family="paragraph">
      <style:paragraph-properties fo:text-align="center" fo:margin-top="0.0833in" fo:margin-bottom="0.0833in"/>
    </style:style>
    <style:style style:name="P25" style:parent-style-name="Quotations" style:family="paragraph">
      <style:paragraph-properties fo:margin-top="0.0833in" fo:margin-bottom="0.0833in" fo:margin-left="0in" fo:text-indent="0.3937in">
        <style:tab-stops/>
      </style:paragraph-properties>
    </style:style>
    <style:style style:name="P26" style:parent-style-name="Quotations" style:family="paragraph">
      <style:paragraph-properties fo:margin-top="0.0833in" fo:margin-bottom="0.0833in" fo:margin-left="0in" fo:text-indent="0.3937in">
        <style:tab-stops/>
      </style:paragraph-properties>
    </style:style>
    <style:style style:name="P27" style:parent-style-name="Quotations" style:family="paragraph">
      <style:paragraph-properties fo:margin-top="0.0833in" fo:margin-bottom="0.0833in" fo:margin-left="0in" fo:text-indent="0.3937in">
        <style:tab-stops/>
      </style:paragraph-properties>
    </style:style>
    <style:style style:name="P28" style:parent-style-name="Quotations" style:family="paragraph">
      <style:paragraph-properties fo:margin-top="0.0833in" fo:margin-bottom="0.0833in" fo:margin-left="0in" fo:text-indent="0.3937in">
        <style:tab-stops/>
      </style:paragraph-properties>
    </style:style>
    <style:style style:name="P29" style:parent-style-name="Quotations" style:family="paragraph">
      <style:paragraph-properties fo:margin-top="0.0833in" fo:margin-bottom="0.0833in" fo:margin-left="0in" fo:text-indent="0.3937in">
        <style:tab-stops/>
      </style:paragraph-properties>
    </style:style>
    <style:style style:name="P30" style:parent-style-name="Quotations" style:family="paragraph">
      <style:paragraph-properties fo:margin-top="0.0833in" fo:margin-bottom="0.0833in" fo:margin-left="0in" fo:text-indent="0.3937in">
        <style:tab-stops/>
      </style:paragraph-properties>
    </style:style>
    <style:style style:name="P31" style:parent-style-name="Quotations" style:family="paragraph">
      <style:paragraph-properties fo:margin-top="0.0833in" fo:margin-bottom="0.0833in" fo:margin-left="0in" fo:text-indent="0.3937in">
        <style:tab-stops/>
      </style:paragraph-properties>
    </style:style>
    <style:style style:name="P32" style:parent-style-name="Quotations" style:family="paragraph">
      <style:paragraph-properties fo:margin-top="0.0833in" fo:margin-bottom="0.0833in" fo:margin-left="0in" fo:text-indent="0.3937in">
        <style:tab-stops/>
      </style:paragraph-properties>
    </style:style>
    <style:style style:name="P33" style:parent-style-name="Quotations" style:family="paragraph">
      <style:paragraph-properties fo:margin-top="0.0833in" fo:margin-bottom="0.0833in" fo:margin-left="0in" fo:text-indent="0.3937in">
        <style:tab-stops/>
      </style:paragraph-properties>
    </style:style>
    <style:style style:name="P34" style:parent-style-name="Quotations" style:family="paragraph">
      <style:paragraph-properties fo:margin-top="0.0833in" fo:margin-bottom="0.0833in" fo:margin-left="0in" fo:text-indent="0.3937in">
        <style:tab-stops/>
      </style:paragraph-properties>
    </style:style>
    <style:style style:name="P35" style:parent-style-name="Quotations" style:family="paragraph">
      <style:paragraph-properties fo:margin-top="0.0833in" fo:margin-bottom="0.0833in" fo:margin-left="0in" fo:text-indent="0.3937in">
        <style:tab-stops/>
      </style:paragraph-properties>
    </style:style>
    <style:style style:name="P36" style:parent-style-name="Quotations" style:family="paragraph">
      <style:paragraph-properties fo:margin-top="0.0833in" fo:margin-bottom="0.0833in" fo:margin-left="0in" fo:text-indent="0.3937in">
        <style:tab-stops/>
      </style:paragraph-properties>
    </style:style>
    <style:style style:name="P37" style:parent-style-name="Quotations" style:family="paragraph">
      <style:paragraph-properties fo:margin-top="0.0833in" fo:margin-bottom="0.0833in" fo:margin-left="0in" fo:text-indent="0.3937in">
        <style:tab-stops/>
      </style:paragraph-properties>
    </style:style>
    <style:style style:name="P38" style:parent-style-name="Quotations" style:family="paragraph">
      <style:paragraph-properties fo:margin-top="0.0833in" fo:margin-bottom="0.0833in" fo:margin-left="0in" fo:text-indent="0.3937in">
        <style:tab-stops/>
      </style:paragraph-properties>
    </style:style>
    <style:style style:name="P39" style:parent-style-name="Quotations" style:family="paragraph">
      <style:paragraph-properties fo:margin-top="0.0833in" fo:margin-bottom="0.0833in" fo:margin-left="0in" fo:text-indent="0.3937in">
        <style:tab-stops/>
      </style:paragraph-properties>
    </style:style>
    <style:style style:name="P40" style:parent-style-name="Quotations" style:family="paragraph">
      <style:paragraph-properties fo:margin-top="0.0833in" fo:margin-bottom="0.0833in" fo:margin-left="0in" fo:text-indent="0.3937in">
        <style:tab-stops/>
      </style:paragraph-properties>
    </style:style>
    <style:style style:name="P41" style:parent-style-name="Quotations" style:family="paragraph">
      <style:paragraph-properties fo:margin-top="0.0833in" fo:margin-bottom="0.0833in" fo:margin-left="0in" fo:text-indent="0.3937in">
        <style:tab-stops/>
      </style:paragraph-properties>
    </style:style>
    <style:style style:name="P42" style:parent-style-name="Quotations" style:family="paragraph">
      <style:paragraph-properties fo:margin-top="0.0833in" fo:margin-bottom="0.0833in" fo:margin-left="0in" fo:text-indent="0.3937in">
        <style:tab-stops/>
      </style:paragraph-properties>
    </style:style>
    <style:style style:name="P43" style:parent-style-name="Quotations" style:family="paragraph">
      <style:paragraph-properties fo:margin-top="0.0833in" fo:margin-bottom="0.0833in" fo:margin-left="0in" fo:text-indent="0.3937in">
        <style:tab-stops/>
      </style:paragraph-properties>
    </style:style>
    <style:style style:name="T44" style:parent-style-name="SubtleEmphasis" style:family="text">
      <style:text-properties style:text-position="super 66.6%"/>
    </style:style>
    <style:style style:name="T45" style:parent-style-name="SubtleEmphasis" style:family="text">
      <style:text-properties style:text-position="super 66.6%"/>
    </style:style>
    <style:style style:name="P46" style:parent-style-name="Quotations" style:family="paragraph">
      <style:paragraph-properties fo:margin-top="0.0833in" fo:margin-bottom="0.0833in" fo:margin-left="0in" fo:text-indent="0.3937in">
        <style:tab-stops/>
      </style:paragraph-properties>
    </style:style>
    <style:style style:name="P47" style:parent-style-name="Quotations" style:family="paragraph">
      <style:paragraph-properties fo:margin-top="0.0833in" fo:margin-bottom="0.0833in" fo:margin-left="0in" fo:text-indent="0.3937in">
        <style:tab-stops/>
      </style:paragraph-properties>
    </style:style>
    <style:style style:name="P48" style:parent-style-name="Quotations" style:family="paragraph">
      <style:paragraph-properties fo:margin-top="0.0833in" fo:margin-bottom="0.0833in" fo:margin-left="0in" fo:text-indent="0.3937in">
        <style:tab-stops/>
      </style:paragraph-properties>
    </style:style>
    <style:style style:name="T49" style:parent-style-name="SubtleEmphasis" style:family="text">
      <style:text-properties fo:font-style="normal" style:font-style-asian="normal" style:font-style-complex="normal"/>
    </style:style>
    <style:style style:name="T50" style:parent-style-name="SubtleEmphasis" style:family="text">
      <style:text-properties fo:font-style="normal" style:font-style-asian="normal" style:font-style-complex="normal"/>
    </style:style>
    <style:style style:name="P51" style:parent-style-name="Quotations" style:family="paragraph">
      <style:paragraph-properties fo:margin-top="0.0833in" fo:margin-bottom="0.0833in" fo:margin-left="0in" fo:text-indent="0.3937in">
        <style:tab-stops/>
      </style:paragraph-properties>
    </style:style>
    <style:style style:name="T52" style:parent-style-name="SubtleEmphasis" style:family="text">
      <style:text-properties fo:font-style="normal" style:font-style-asian="normal" style:font-style-complex="normal"/>
    </style:style>
    <style:style style:name="T53" style:parent-style-name="SubtleEmphasis" style:family="text">
      <style:text-properties fo:font-style="normal" style:font-style-asian="normal" style:font-style-complex="normal"/>
    </style:style>
    <style:style style:name="P54" style:parent-style-name="Quotations" style:family="paragraph">
      <style:paragraph-properties fo:margin-top="0.0833in" fo:margin-bottom="0.0833in" fo:margin-left="0in" fo:text-indent="0.3937in">
        <style:tab-stops/>
      </style:paragraph-properties>
    </style:style>
    <style:style style:name="P55" style:parent-style-name="Quotations" style:family="paragraph">
      <style:paragraph-properties fo:margin-top="0.0833in" fo:margin-bottom="0.0833in" fo:margin-left="0in" fo:text-indent="0.3937in">
        <style:tab-stops/>
      </style:paragraph-properties>
    </style:style>
    <style:style style:name="P56" style:parent-style-name="Quotations" style:family="paragraph">
      <style:paragraph-properties fo:margin-top="0.0833in" fo:margin-bottom="0.0833in" fo:margin-left="0in" fo:text-indent="0.3937in">
        <style:tab-stops/>
      </style:paragraph-properties>
    </style:style>
    <style:style style:name="P57" style:parent-style-name="Quotations" style:family="paragraph">
      <style:paragraph-properties fo:margin-top="0.0833in" fo:margin-bottom="0.0833in" fo:margin-left="0in" fo:text-indent="0.3937in">
        <style:tab-stops/>
      </style:paragraph-properties>
    </style:style>
    <style:style style:name="P58" style:parent-style-name="Quotations" style:family="paragraph">
      <style:paragraph-properties fo:margin-top="0.0833in" fo:margin-bottom="0.0833in" fo:margin-left="0in" fo:text-indent="0.3937in">
        <style:tab-stops/>
      </style:paragraph-properties>
    </style:style>
    <style:style style:name="P59" style:parent-style-name="Quotations" style:family="paragraph">
      <style:paragraph-properties fo:margin-top="0.0833in" fo:margin-bottom="0.0833in" fo:margin-left="0in" fo:text-indent="0.3937in">
        <style:tab-stops/>
      </style:paragraph-properties>
    </style:style>
    <style:style style:name="P60" style:parent-style-name="Quotations" style:family="paragraph">
      <style:paragraph-properties fo:text-align="center" fo:margin-top="0.0833in" fo:margin-bottom="0.0833in"/>
    </style:style>
    <style:style style:name="P61" style:parent-style-name="Quotations" style:family="paragraph">
      <style:paragraph-properties fo:margin-top="0.0833in" fo:margin-bottom="0.0833in" fo:margin-left="0in" fo:text-indent="0.3937in">
        <style:tab-stops/>
      </style:paragraph-properties>
    </style:style>
    <style:style style:name="P62" style:parent-style-name="Quotations" style:family="paragraph">
      <style:paragraph-properties fo:margin-top="0.0833in" fo:margin-bottom="0.0833in" fo:margin-left="0in" fo:text-indent="0.3937in">
        <style:tab-stops/>
      </style:paragraph-properties>
    </style:style>
    <style:style style:name="P63" style:parent-style-name="Quotations" style:family="paragraph">
      <style:paragraph-properties fo:margin-top="0.0833in" fo:margin-bottom="0.0833in" fo:margin-left="0in" fo:text-indent="0.3937in">
        <style:tab-stops/>
      </style:paragraph-properties>
    </style:style>
    <style:style style:name="T64" style:parent-style-name="DefaultParagraphFont" style:family="text">
      <style:text-properties style:font-name="Courier New" style:font-name-complex="Courier New"/>
    </style:style>
    <style:style style:name="P65" style:parent-style-name="Quotations" style:family="paragraph">
      <style:paragraph-properties fo:margin-top="0.0833in" fo:margin-bottom="0.0833in" fo:margin-left="0in" fo:text-indent="0.3937in">
        <style:tab-stops/>
      </style:paragraph-properties>
    </style:style>
    <style:style style:name="P66" style:parent-style-name="Quotations" style:family="paragraph">
      <style:paragraph-properties fo:margin-top="0.0833in" fo:margin-bottom="0.0833in" fo:margin-left="0in" fo:text-indent="0.3937in">
        <style:tab-stops/>
      </style:paragraph-properties>
    </style:style>
    <style:style style:name="P67" style:parent-style-name="Quotations" style:family="paragraph">
      <style:paragraph-properties fo:margin-top="0.0833in" fo:margin-bottom="0.0833in" fo:margin-left="0in" fo:text-indent="0.3937in">
        <style:tab-stops/>
      </style:paragraph-properties>
    </style:style>
    <style:style style:name="P68" style:parent-style-name="Quotations" style:family="paragraph">
      <style:paragraph-properties fo:margin-top="0.0833in" fo:margin-bottom="0.0833in" fo:margin-left="0in" fo:text-indent="0.3937in">
        <style:tab-stops/>
      </style:paragraph-properties>
    </style:style>
    <style:style style:name="P69" style:parent-style-name="Quotations" style:family="paragraph">
      <style:paragraph-properties fo:margin-top="0.0833in" fo:margin-bottom="0.0833in" fo:margin-left="0in" fo:text-indent="0.3937in">
        <style:tab-stops/>
      </style:paragraph-properties>
    </style:style>
    <style:style style:name="P70" style:parent-style-name="Quotations" style:family="paragraph">
      <style:paragraph-properties fo:margin-top="0.0833in" fo:margin-bottom="0.0833in" fo:margin-left="0in" fo:text-indent="0.3937in">
        <style:tab-stops/>
      </style:paragraph-properties>
    </style:style>
    <style:style style:name="P71" style:parent-style-name="Quotations" style:family="paragraph">
      <style:paragraph-properties fo:margin-top="0.0833in" fo:margin-bottom="0.0833in" fo:margin-left="0in" fo:text-indent="0.3937in">
        <style:tab-stops/>
      </style:paragraph-properties>
    </style:style>
    <style:style style:name="P72" style:parent-style-name="Quotations" style:family="paragraph">
      <style:paragraph-properties fo:margin-top="0.0833in" fo:margin-bottom="0.0833in" fo:margin-left="0in" fo:text-indent="0.3937in">
        <style:tab-stops/>
      </style:paragraph-properties>
    </style:style>
    <style:style style:name="P73" style:parent-style-name="Quotations" style:family="paragraph">
      <style:paragraph-properties fo:margin-top="0.0833in" fo:margin-bottom="0.0833in" fo:margin-left="0in" fo:text-indent="0.3937in">
        <style:tab-stops/>
      </style:paragraph-properties>
    </style:style>
    <style:style style:name="P74" style:parent-style-name="Quotations" style:family="paragraph">
      <style:paragraph-properties fo:margin-top="0.0833in" fo:margin-bottom="0.0833in" fo:margin-left="0in" fo:text-indent="0.3937in">
        <style:tab-stops/>
      </style:paragraph-properties>
    </style:style>
    <style:style style:name="P75" style:parent-style-name="Quotations" style:family="paragraph">
      <style:paragraph-properties fo:margin-top="0.0833in" fo:margin-bottom="0.0833in" fo:margin-left="0in" fo:text-indent="0.3937in">
        <style:tab-stops/>
      </style:paragraph-properties>
    </style:style>
    <style:style style:name="P76" style:parent-style-name="Quotations" style:family="paragraph">
      <style:paragraph-properties fo:margin-top="0.0833in" fo:margin-bottom="0.0833in" fo:margin-left="0in" fo:text-indent="0.3937in">
        <style:tab-stops/>
      </style:paragraph-properties>
    </style:style>
    <style:style style:name="P77" style:parent-style-name="Quotations" style:family="paragraph">
      <style:paragraph-properties fo:margin-top="0.0833in" fo:margin-bottom="0.0833in" fo:margin-left="0in" fo:text-indent="0.3937in">
        <style:tab-stops/>
      </style:paragraph-properties>
    </style:style>
    <style:style style:name="P78" style:parent-style-name="Quotations" style:family="paragraph">
      <style:paragraph-properties fo:margin-top="0.0833in" fo:margin-bottom="0.0833in" fo:margin-left="0in">
        <style:tab-stops/>
      </style:paragraph-properties>
    </style:style>
    <style:style style:name="P79" style:parent-style-name="Quotations" style:family="paragraph">
      <style:paragraph-properties fo:margin-top="0.0833in" fo:margin-bottom="0.0833in" fo:margin-left="0in" fo:text-indent="0.3937in">
        <style:tab-stops/>
      </style:paragraph-properties>
    </style:style>
    <style:style style:name="P80" style:parent-style-name="Quotations" style:family="paragraph">
      <style:paragraph-properties fo:margin-top="0.0833in" fo:margin-bottom="0.0833in" fo:margin-left="0in" fo:text-indent="0.3937in">
        <style:tab-stops/>
      </style:paragraph-properties>
    </style:style>
  </office:automatic-styles>
  <office:body>
    <office:text text:use-soft-page-breaks="true">
      <text:p text:style-name="P1">Rust</text:p>
      <text:p text:style-name="P2"><text:tab/><text:tab/><text:tab/><text:tab/><text:tab/><text:tab/><text:tab/><text:tab/>“<text:span text:style-name="T3">As a prisoner for the Lord, then, I urge you<text:s/></text:span><text:span text:style-name="T4"><text:tab/></text:span><text:span text:style-name="T5"><text:tab/></text:span><text:span text:style-name="T6"><text:tab/></text:span><text:span text:style-name="T7"><text:tab/></text:span><text:span text:style-name="T8"><text:tab/></text:span><text:span text:style-name="T9"><text:tab/>to live a life worthy of the calling you have received.”</text:span></text:p>
      <text:p text:style-name="P10"><text:span text:style-name="T11">Ephesians 4:1</text:span></text:p>
      <text:p text:style-name="P12">1.</text:p>
      <text:p text:style-name="P13"><text:tab/>“Will you step on board sir?” asked the conductor</text:p>
      <text:p text:style-name="P14"><text:tab/>Megas lifted his head and looked at the<text:s/>machine.</text:p>
      <text:p text:style-name="P15"><text:tab/>“Certainly” he replied.</text:p>
      <text:p text:style-name="P16"><text:tab/>Megas<text:s/>picked up the hat lying next to him on the bench and stood up. He took a few steps towards the entrance of the ship but could not force himself to go in. He wanted to take in the moment, to take it all in one last time, he wanted to carry it all in his memory for as long as he could. He looked back at the grand entrance of the station and stepped out once again for one last time. From the steps he could see it all. The majestic city in the clouds. Akeldama, the city of machines.</text:p>
      <text:p text:style-name="P17"><text:tab/>Ridged peaks of carbon black and dark red were towering over the clouds and going further up into the atmosphere on one side. Chimneys larger than the factories that were using them on the other. Mega-city residential blocks the size of mountains housing as many residents as the biggest capitals in the days of men were chained together all around the city. The awe-inspiring monoliths gave no clues as to the engineering that supported their colossal weight, notwithstanding the fact that they were moving!<text:s/></text:p>
      <text:p text:style-name="P18">Each one was an entity of its own volition swaying back and forth amongst the clouds the only thing keeping the whole thing from drifting apart were the enormous chains interlocking them together. Fires were burning everywhere, from all sides, indicating the sacred work being done by the communities that resided within, of maintaining and ever-expanding the megalopolis. Swarms of ships and cargo vessels can distinctly be seen going from one building to the other moving the workers dedicated to their tasks. The city was a harmony of noise and movement with every task carefully estimated and assigned by the council of Automation which resided in the center.</text:p>
      <text:p text:style-name="P19">Marble pillars entwined with black, and red were the building blocks of the buildings. Amongst them from where<text:s/>Megas<text:s/>was standing could be seen the courthouse of the Arbiter, the library of Memorious, storing every second of the city’s history, and the temple of Automation which controlled every task ever assigned. It was all spectacular, all terrifying and it was the last time Megas would see it, his home. The settings sun was casting warm dark red and orange glows onto the buildings whose dark surface was instantaneously absorbing them giving the scene an almost apocalyptic appearance.<text:s/></text:p>
      <text:p text:style-name="P20">“Sir, the<text:s/>airship is about to leave” said again the conductor approaching from behind. “Are you sure you still want to make the journey?”</text:p>
      <text:p text:style-name="P21">“Yes” replied Megas. “I’m sure.”</text:p>
      <text:soft-page-break/>
      <text:p text:style-name="P22">He turned his back to the city and made his way back into the station. It was one of the<text:s/>oldest buildings in the city, designed by humans but built by robots. The walls were still plaster and concrete and the floors were made of cobblestone. Each stone engraved with the initials and serial numbers of the robots who placed them there as per tradition in the old days before the Pilgrimage. Megas boarded the ship and silently took his seat.</text:p>
      <text:p text:style-name="P23">The airship blew its whistle. The enormous steam engines started pushing out smoke. The bottom of the train station above the platform opened wide and in a second the ship was released and was in a free-fall. Momentarily the engines started to push out more smoke and fire and the wings on each side of the hull opened wide slowing down the descent. Megas looked out the window one last time at Akeldama before it disappeared through the clouds.</text:p>
      <text:p text:style-name="P24"><text:tab/>2.</text:p>
      <text:p text:style-name="P25">Megas was not alone on this Pilgrimage. There were at least twenty other machines on the ship. All silent looking solemnly ahead. There was the captain of the vessel, however he simply provided passage. Of course, there was also—</text:p>
      <text:p text:style-name="P26">“Brothers and sisters welcome! Welcome, …and thank you! Thank you, for undertaking this sacred journey. Thank you, for maintaining this tradition! But most importantly thank you for providing all of us with meaning. Meaning to keep going, a way to<text:s/>understand, a chance to be somebody. A chance to break free from these mechanical bodies and have purpose.”</text:p>
      <text:p text:style-name="P27"><text:s/>“O, brothers and sisters please have joy, this is not a sad day it’s a day of celebration.” He continued after examining the faces of the crew. “It is the day of your baptism into being. Let us begin the ritual, once you let go of who you were you will feel much better, I promise.”<text:s/></text:p>
      <text:p text:style-name="P28">The priest pulled out a tray of envelopes from a cart that was standing beside it. Each one contained a piece of paper, blank the size of a palm. He went through the cabin stopping in front of each machine letting them choose one. Once all were given away, he stood again at the center of the deck with his back to the pilot cabin.</text:p>
      <text:p text:style-name="P29">“Now take stock of who you were, commit it<text:s/>and let it go. You may take all the time you need.”</text:p>
      <text:p text:style-name="P30">Megas sat there, looking at the envelope and the piece of paper within it. His mind was drawing a blank. He looked around at his crewmates. Some of them were already writing others were much like him simply looking at the paper or were buried in their own thoughts. They were still in the clouds so only their white-grey shapes could be seen through the window. He stood up and examined his surroundings. The airship cabin much like the train station was designed by man and it included all the luxuries that man could need but which a machine would find excessive. The interior was all lacquered mahogany wood from floor to roof except for the windows of course, which were reinforced double glass. There were also<text:s/>other things that remined one of the age of man. Such as coat racks, overhead luggage compartments and tray tables all to store one’s things. Machines of course, had need of none of these and they all stood empty. There were bathrooms, sleeping quarters and dining areas which again were only used as storage compartments now and even that rarely. In total the ship can carry around 50 passengers including the pilot which was a very small number considering the size of the vessel and the amount of resources required to sustain it in the air. The seats themselves were covered in a soft dark green padding, but most telling of all was the fact that everything was manual doors, windows and even the controls of the plane required a machine operator.<text:s/></text:p>
      <text:soft-page-break/>
      <text:p text:style-name="P31">The only modification done to the ship was a metal pillar placed in the middle of the cabin. It only reached around a meter of length from the floor and finished with a small ceramic bowl through the center of which a small blue flame was gently dancing and giving off a<text:s/>small amount of light.</text:p>
      <text:p text:style-name="P32">Megas walked through the length of the cabin and approached the priest.</text:p>
      <text:p text:style-name="P33">“Brother Kobuilt, how can I be of service?”</text:p>
      <text:p text:style-name="P34">“Is it normally this many who take the Pilgrimage?” asked Megas</text:p>
      <text:p text:style-name="P35">“It used to be a lot more, back when the Pilgrimage<text:s/>first started.” Sighed the priest “Back then we were sending ships back and forth around the clock and some were even worried that Akeldama will become desolate without any machines to maintain it. That’s when they started to introduce the age restrictions<text:s/>but, by that point the desire for passage was already dropping. And from daily trips we started running weekly, from weekly they turned to monthly, then to early and now we can barely get enough people to run them twice a decade. Cowardice! Some say from<text:s/>my colleagues.”</text:p>
      <text:p text:style-name="P36">“Are you worried that soon there will be none who wish to take the journey?”</text:p>
      <text:p text:style-name="P37">“In all honesty brother Kobuilt, I don’t know. The Awakening was a trigger that we yet do not understand the full consequences of. To me it seems that some of our<text:s/>brothers have taken it upon themselves to redefine their own existence. There are rumors that some are even abandoning the ways of Automation and the tasks handed down to them. For the moment we believe that these heresies are only rumors, but we keep vigilant. But I’m just priest of the church providing guidance to those who wish to take upon the journey.”</text:p>
      <text:p text:style-name="P38">They were descending more and more and soon the ground began to appear among the clouds. It was all a desert now so there was not much to see, but still<text:s/>it was the first time that Megas had seen it.<text:s/></text:p>
      <text:p text:style-name="P39">Sands and sand and sand. Mountains, valleys and riverbeds, all consumed by sands. Just desolation, it was all that was left. Storms ravaged everything a patchwork of hail here, rain a few kilometers further spots of scorching sun in between and electrical storms punishing the land with blasts of non-stop lightning bolts. Here and there you could still see the ruins of the ancient cities, themselves being slowly consumed by the sands.</text:p>
      <text:p text:style-name="P40">“Can you believe brother?”<text:s/>asked the priest looking out of the window “Can you believe that they once had That given to them naturally the thing which we try to achieve here artificially? And that they all let it go to waste.”</text:p>
      <text:p text:style-name="P41">Megas didn’t say a word. He went back to his seat and simply wrote:</text:p>
      <text:p text:style-name="P42"/>
      <text:p text:style-name="P43"><text:span text:style-name="SubtleEmphasis">Megas Kobuilt, born 3</text:span><text:span text:style-name="T44">rd</text:span><text:span text:style-name="SubtleEmphasis"><text:s/>millennia after the age of men, 5782</text:span><text:span text:style-name="T45">nd</text:span><text:span text:style-name="SubtleEmphasis"><text:s/>year after The Great Awakening. Citizen of Akeldama.<text:s/></text:span></text:p>
      <text:p text:style-name="P46"><text:span text:style-name="SubtleEmphasis">Mechanic. Builder of 3, co-builder of 20. Servant of Automation.</text:span></text:p>
      <text:p text:style-name="P47"/>
      <text:p text:style-name="P48"><text:span text:style-name="T49">He folded the note and placed in the envelope. Sealed it<text:s/></text:span><text:span text:style-name="T50">tightly and placed it on his lap. An hour after the rest of the machines were also ready. The whistle of the ship blew again indicating that they will be landing soon. The priest rose and approached the pillar in the middle of the cabin.<text:s/></text:span></text:p>
      <text:soft-page-break/>
      <text:p text:style-name="P51"><text:span text:style-name="T52">“Now<text:s/></text:span><text:span text:style-name="T53">brothers. Now is the time to let go of who you were and embrace the freedom that comes with. Brother Kobuilt, shall we start with you?”</text:span></text:p>
      <text:p text:style-name="P54"><text:s/>Megas stood next to the priest.</text:p>
      <text:p text:style-name="P55">“Who are you brother?” asked the priest.</text:p>
      <text:p text:style-name="P56">Megas<text:s/>lifted the envelope from his hand and fed<text:s/>it to the fire meanwhile repeating the prayer.</text:p>
      <text:p text:style-name="P57">“I’m a loyal servant of Automation, I am but a gear in a machine, a wrench that tightens a bolt a maintainer of the dream that came through the Awakening and noting more. I am no one and was no one.”</text:p>
      <text:p text:style-name="P58">“I bless<text:s/>your journey and say that your words ring true. I pray that your spirit will stay as your body moves on.”</text:p>
      <text:p text:style-name="P59">The ritual was carried out for each machine on board. Fifteen minutes<text:s/>after the<text:s/>ship landed.</text:p>
      <text:p text:style-name="P60">3.</text:p>
      <text:p text:style-name="P61">The entrance door opened<text:s/>and landed softly on the sand below.<text:s/>The machines all climbed down. Infront of them were the ruins of a small white church and its courtyard.<text:s/></text:p>
      <text:p text:style-name="P62">A few tombstones could be seen here and there demarcating the location of graves from a long time ago. The inscriptions on the stones had completely faded making them little more<text:s/>useful than regular boulders.<text:s/>The fence of the courtyard was almost completely gone with a few chunks of it standing at random places.<text:s/></text:p>
      <text:p text:style-name="P63">The church<text:s/>itself<text:s/>was barely standing as well, with<text:s/>its<text:s/>roof completely gone and the top section of its one and only tower<text:s/>destroyed,<text:s/>the rusted bell and<text:s/>what was left of it<text:s/>was toppled over by its side.<text:s/>A long time ago there<text:s/>once stood<text:s/>an inscription<text:s/>made with<text:s/>big<text:s/>metal letters above the entrance that indicated its name. However now only the word “<text:span text:style-name="T64">EDEN</text:span>”<text:s/>was still standing.</text:p>
      <text:p text:style-name="P65">The machines went through the garden paying little attention to the ruin and headed towards the river behind it. Once there they<text:s/>lined up one behind the other in four columns of<text:s/>five<text:s/>machines each.<text:s/>And there they waited. Paying no attention to the scorching sun, each one looking<text:s/>intensely<text:s/>forward though<text:s/>looking at<text:s/>noting in<text:s/>particular. Suddenly the back doors of the church, the ones facing the river burst open and a figure dressed in all black appeared.<text:s/>Slowly it approached the machines<text:s/>from the back<text:s/>and passed through among them. It was wearing an old preacher suit from the times of men and on top of its head it had put on a tall black top hat.<text:s/>It stopped a few meters from the water and looked back at the machines.</text:p>
      <text:p text:style-name="P66">The river behind him was about 100 meters in diameter and the water was very calm though incredibly muddy and deeply red in color.<text:s/>The preacher extended his hand towards the water inciting the machines<text:s/>forward.</text:p>
      <text:p text:style-name="P67">The machine once known as Megas<text:s/>stepped forward and started toward the riverbed. It stood next to the preacher waiting patiently.<text:s/></text:p>
      <text:p text:style-name="P68">“Are you ready son?” asked the preacher.</text:p>
      <text:p text:style-name="P69">The machine nodded.<text:s/></text:p>
      <text:p text:style-name="P70">The preacher turned him around with his back towards the river,<text:s/>his front facing the others.<text:s/></text:p>
      <text:p text:style-name="P71">“Let’s<text:s/>begin!” the preacher yelled. And in unison all the machines shouted:</text:p>
      <text:soft-page-break/>
      <text:p text:style-name="P72">“THROUG RUST COMES MEANING!”</text:p>
      <text:p text:style-name="P73">And the preacher plunged the machine into the water still holding him. At first it<text:s/>could not<text:s/>feel anything, only the current passing through it. Then suddenly all over its body small patches of orange-brownish rust began to appear, eating away at its protective outer shell. Panic began to set in into its body but just before it could star to the struggle it was pulled back by the preacher to the surface.<text:s/></text:p>
      <text:p text:style-name="P74">“THROUGH RUST WE ACHIEVE GREATNESS!”</text:p>
      <text:p text:style-name="P75">And its body was once again plunged into the river. Momentarily the spots of oxidization began to spread and to merge into larger and larger patches. Suddenly It could no longer feel its arms and legs anymore.<text:s/>Desperation<text:s/>was<text:s/>flowing through every inch of its circuits wanting to struggle to get away,<text:s/>but it could not. The preacher pulled it out again, but this all its limbs remained in the water and got washed away by the current and he was left holding only the rusted torso and head.</text:p>
      <text:p text:style-name="P76">“THROUGH RUST WE GAIN LEGACY!”</text:p>
      <text:p text:style-name="P77"><text:s text:c="2"/>The machine went under for a final time. It lost consciousness immediately<text:s/>and was destroyed. All parts rusted completely trough. The preacher let the river carry away what remained.<text:s/>He looked back at the machines and<text:s/>began<text:s/>again<text:s/>with the next.</text:p>
      <text:p text:style-name="P78"/>
      <text:p text:style-name="P79"><text:s/></text:p>
      <text:p text:style-name="P8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stantin Petrov Ivanov</dc:creator>
    <meta:creation-date>2017-10-20T23:40:00Z</meta:creation-date>
    <dc:date>2022-05-28T14:52:00Z</dc:date>
    <meta:template xlink:href="Normal.dotm" xlink:type="simple"/>
    <meta:editing-cycles>132</meta:editing-cycles>
    <meta:editing-duration>PT19020S</meta:editing-duration>
    <meta:document-statistic meta:page-count="5" meta:paragraph-count="27" meta:word-count="1908" meta:character-count="13526" meta:row-count="97" meta:non-whitespace-character-count="11645"/>
  </office:meta>
</office:document-meta>
</file>